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cm" svg:height="17.339cm" svg:x="2.5cm" svg:y="2.037cm">
          <draw:text-box>
            <text:p>第三章： 整式的加减</text:p>
            <text:p/>
            <text:p/>
            <text:p>1. 代数式</text:p>
            <text:p/>
            <text:p><text:tab/>用运算符号把数字和字母连接而成的式子叫作代数式</text:p>
            <text:p/>
            <text:p><text:tab/><text:tab/> 2a + 3b</text:p>
            <text:p/>
            <text:p><text:tab/>数与字母的乘积叫作单项式，单项式中的数字因数叫作这个单项式的系数，所有字母的指数和叫作这个单项式的次数。</text:p>
            <text:p/>
            <text:p><text:tab/><text:tab/>2x²y <text:s/>系数是 2， 次数是3</text:p>
            <text:p/>
            <text:p><text:tab/>几个单项式的和叫作多项式， 在多项式中，每个单项式叫作多项式的项，次数最高的项的次数，叫作这个多项式的次数。</text:p>
            <text:p/>
            <text:p><text:tab/><text:tab/>3x + 3x²yz – 2xz <text:s/>是3项式，次数是4</text:p>
            <text:p/>
            <text:p>2. 整式的加减</text:p>
            <text:p/>
            <text:p><text:tab/><text:tab/>所含字母相同，并且相同字母的指数也相同的项，叫作同类项。</text:p>
            <text:p/>
            <text:p><text:tab/><text:tab/><text:tab/><text:tab/>2ab² 与 <text:tab/>5ab² 是同类项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layer="layout" svg:width="23cm" svg:height="6.659cm" svg:x="2.5cm" svg:y="2.5cm">
          <draw:text-box>
            <text:p><text:tab/>把同类项合并成一项叫作合并同类项</text:p>
            <text:p/>
            <text:p><text:tab/><text:tab/>3x²y + 5x²y = 8x²y</text:p>
            <text:p/>
            <text:p><text:tab/>括号前是“+”,把括号和它前面的“+”去掉后,原括号里各项的符号都不改变;括号前是“-”,把括号和它前面的“一”去掉后,原括号里各项的符号都要改变。</text:p>
            <text:p/>
            <text:p><text:tab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5M11S</meta:editing-duration>
    <meta:editing-cycles>13</meta:editing-cycles>
    <meta:generator>OpenOffice/4.1.15$Win32 OpenOffice.org_project/4115m2$Build-9813</meta:generator>
    <dc:date>2025-11-18T20:54:26.09</dc:date>
    <meta:document-statistic meta:object-count="27"/>
  </office:meta>
</office:document-meta>
</file>